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66in" svg:x="11.4528in" svg:y="1.0622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29in" svg:x="10.6783in" svg:y="4.6921in">
            <draw:object draw:notify-on-update-of-ranges="Sheet1.O6:Sheet1.S6 Sheet1.N7:Sheet1.N7 Sheet1.O7:Sheet1.S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5744904" calcext:value-type="float">
            <text:p>5744904</text:p>
          </table:table-cell>
          <table:table-cell office:value-type="float" office:value="62625784" calcext:value-type="float">
            <text:p>62625784</text:p>
          </table:table-cell>
          <table:table-cell office:value-type="float" office:value="18695496" calcext:value-type="float">
            <text:p>18695496</text:p>
          </table:table-cell>
          <table:table-cell office:value-type="float" office:value="9421920" calcext:value-type="float">
            <text:p>9421920</text:p>
          </table:table-cell>
          <table:table-cell office:value-type="float" office:value="9428040" calcext:value-type="float">
            <text:p>9428040</text:p>
          </table:table-cell>
          <table:table-cell/>
          <table:table-cell table:formula="of:=([.B2]-[.O$2])^2" office:value-type="float" office:value="13033418896" calcext:value-type="float">
            <text:p>13033418896</text:p>
          </table:table-cell>
          <table:table-cell table:formula="of:=([.C2]-[.P$2])^2" office:value-type="float" office:value="226120792066.561" calcext:value-type="float">
            <text:p>226120792066.561</text:p>
          </table:table-cell>
          <table:table-cell table:formula="of:=([.D2]-[.Q$2])^2" office:value-type="float" office:value="19379980944" calcext:value-type="float">
            <text:p>19379980944</text:p>
          </table:table-cell>
          <table:table-cell table:formula="of:=([.E2]-[.R$2])^2" office:value-type="float" office:value="19168956304" calcext:value-type="float">
            <text:p>19168956304</text:p>
          </table:table-cell>
          <table:table-cell table:formula="of:=([.F2]-[.S$2])^2" office:value-type="float" office:value="13305345661.4402" calcext:value-type="float">
            <text:p>13305345661.440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5859068" calcext:value-type="float">
            <text:p>5859068</text:p>
          </table:table-cell>
          <table:table-cell table:formula="of:=AVERAGE([.C2:.C11])" office:value-type="float" office:value="63101305.6" calcext:value-type="float">
            <text:p>63101305.6</text:p>
          </table:table-cell>
          <table:table-cell table:formula="of:=AVERAGE([.D2:.D11])" office:value-type="float" office:value="18834708" calcext:value-type="float">
            <text:p>18834708</text:p>
          </table:table-cell>
          <table:table-cell table:formula="of:=AVERAGE([.E2:.E11])" office:value-type="float" office:value="9560372" calcext:value-type="float">
            <text:p>9560372</text:p>
          </table:table-cell>
          <table:table-cell table:formula="of:=AVERAGE([.F2:.F11])" office:value-type="float" office:value="9543388.8" calcext:value-type="float">
            <text:p>9543388.8</text:p>
          </table:table-cell>
        </table:table-row>
        <table:table-row table:style-name="ro2">
          <table:table-cell/>
          <table:table-cell office:value-type="float" office:value="5752864" calcext:value-type="float">
            <text:p>5752864</text:p>
          </table:table-cell>
          <table:table-cell office:value-type="float" office:value="62658880" calcext:value-type="float">
            <text:p>62658880</text:p>
          </table:table-cell>
          <table:table-cell office:value-type="float" office:value="18720696" calcext:value-type="float">
            <text:p>18720696</text:p>
          </table:table-cell>
          <table:table-cell office:value-type="float" office:value="9445728" calcext:value-type="float">
            <text:p>9445728</text:p>
          </table:table-cell>
          <table:table-cell office:value-type="float" office:value="9437904" calcext:value-type="float">
            <text:p>9437904</text:p>
          </table:table-cell>
          <table:table-cell/>
          <table:table-cell table:formula="of:=([.B3]-[.O$2])^2" office:value-type="float" office:value="11279289616" calcext:value-type="float">
            <text:p>11279289616</text:p>
          </table:table-cell>
          <table:table-cell table:formula="of:=([.C3]-[.P$2])^2" office:value-type="float" office:value="195740411535.361" calcext:value-type="float">
            <text:p>195740411535.361</text:p>
          </table:table-cell>
          <table:table-cell table:formula="of:=([.D3]-[.Q$2])^2" office:value-type="float" office:value="12998736144" calcext:value-type="float">
            <text:p>12998736144</text:p>
          </table:table-cell>
          <table:table-cell table:formula="of:=([.E3]-[.R$2])^2" office:value-type="float" office:value="13143246736" calcext:value-type="float">
            <text:p>13143246736</text:p>
          </table:table-cell>
          <table:table-cell table:formula="of:=([.F3]-[.S$2])^2" office:value-type="float" office:value="11127043031.0402" calcext:value-type="float">
            <text:p>11127043031.0402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22901850.4" calcext:value-type="float">
            <text:p>22901850.4</text:p>
          </table:table-cell>
          <table:table-cell table:formula="of:=AVERAGE([.C15:.C24])" office:value-type="float" office:value="291733607.2" calcext:value-type="float">
            <text:p>291733607.2</text:p>
          </table:table-cell>
          <table:table-cell table:formula="of:=AVERAGE([.D15:.D24])" office:value-type="float" office:value="64704475.2" calcext:value-type="float">
            <text:p>64704475.2</text:p>
          </table:table-cell>
          <table:table-cell table:formula="of:=AVERAGE([.E15:.E24])" office:value-type="float" office:value="44699432.8" calcext:value-type="float">
            <text:p>44699432.8</text:p>
          </table:table-cell>
          <table:table-cell table:formula="of:=AVERAGE([.F15:.F24])" office:value-type="float" office:value="42095032.8" calcext:value-type="float">
            <text:p>42095032.8</text:p>
          </table:table-cell>
        </table:table-row>
        <table:table-row table:style-name="ro2">
          <table:table-cell/>
          <table:table-cell office:value-type="float" office:value="5792416" calcext:value-type="float">
            <text:p>5792416</text:p>
          </table:table-cell>
          <table:table-cell office:value-type="float" office:value="62707000" calcext:value-type="float">
            <text:p>62707000</text:p>
          </table:table-cell>
          <table:table-cell office:value-type="float" office:value="18810560" calcext:value-type="float">
            <text:p>18810560</text:p>
          </table:table-cell>
          <table:table-cell office:value-type="float" office:value="9476320" calcext:value-type="float">
            <text:p>9476320</text:p>
          </table:table-cell>
          <table:table-cell office:value-type="float" office:value="9454872" calcext:value-type="float">
            <text:p>9454872</text:p>
          </table:table-cell>
          <table:table-cell/>
          <table:table-cell table:formula="of:=([.B4]-[.O$2])^2" office:value-type="float" office:value="4442489104" calcext:value-type="float">
            <text:p>4442489104</text:p>
          </table:table-cell>
          <table:table-cell table:formula="of:=([.C4]-[.P$2])^2" office:value-type="float" office:value="155476906191.361" calcext:value-type="float">
            <text:p>155476906191.361</text:p>
          </table:table-cell>
          <table:table-cell table:formula="of:=([.D4]-[.Q$2])^2" office:value-type="float" office:value="583125904" calcext:value-type="float">
            <text:p>583125904</text:p>
          </table:table-cell>
          <table:table-cell table:formula="of:=([.E4]-[.R$2])^2" office:value-type="float" office:value="7064738704" calcext:value-type="float">
            <text:p>7064738704</text:p>
          </table:table-cell>
          <table:table-cell table:formula="of:=([.F4]-[.S$2])^2" office:value-type="float" office:value="7835223882.24013" calcext:value-type="float">
            <text:p>7835223882.240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5795016" calcext:value-type="float">
            <text:p>5795016</text:p>
          </table:table-cell>
          <table:table-cell office:value-type="float" office:value="62712104" calcext:value-type="float">
            <text:p>62712104</text:p>
          </table:table-cell>
          <table:table-cell office:value-type="float" office:value="18820160" calcext:value-type="float">
            <text:p>18820160</text:p>
          </table:table-cell>
          <table:table-cell office:value-type="float" office:value="9484144" calcext:value-type="float">
            <text:p>9484144</text:p>
          </table:table-cell>
          <table:table-cell office:value-type="float" office:value="9474416" calcext:value-type="float">
            <text:p>9474416</text:p>
          </table:table-cell>
          <table:table-cell/>
          <table:table-cell table:formula="of:=([.B5]-[.O$2])^2" office:value-type="float" office:value="4102658704" calcext:value-type="float">
            <text:p>4102658704</text:p>
          </table:table-cell>
          <table:table-cell table:formula="of:=([.C5]-[.P$2])^2" office:value-type="float" office:value="151477885442.561" calcext:value-type="float">
            <text:p>151477885442.561</text:p>
          </table:table-cell>
          <table:table-cell table:formula="of:=([.D5]-[.Q$2])^2" office:value-type="float" office:value="211644304" calcext:value-type="float">
            <text:p>211644304</text:p>
          </table:table-cell>
          <table:table-cell table:formula="of:=([.E5]-[.R$2])^2" office:value-type="float" office:value="5810707984" calcext:value-type="float">
            <text:p>5810707984</text:p>
          </table:table-cell>
          <table:table-cell table:formula="of:=([.F5]-[.S$2])^2" office:value-type="float" office:value="4757247139.8401" calcext:value-type="float">
            <text:p>4757247139.8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6432" calcext:value-type="float">
            <text:p>5806432</text:p>
          </table:table-cell>
          <table:table-cell office:value-type="float" office:value="62724136" calcext:value-type="float">
            <text:p>62724136</text:p>
          </table:table-cell>
          <table:table-cell office:value-type="float" office:value="18826984" calcext:value-type="float">
            <text:p>18826984</text:p>
          </table:table-cell>
          <table:table-cell office:value-type="float" office:value="9494440" calcext:value-type="float">
            <text:p>9494440</text:p>
          </table:table-cell>
          <table:table-cell office:value-type="float" office:value="9527112" calcext:value-type="float">
            <text:p>9527112</text:p>
          </table:table-cell>
          <table:table-cell/>
          <table:table-cell table:formula="of:=([.B6]-[.O$2])^2" office:value-type="float" office:value="2770548496" calcext:value-type="float">
            <text:p>2770548496</text:p>
          </table:table-cell>
          <table:table-cell table:formula="of:=([.C6]-[.P$2])^2" office:value-type="float" office:value="142256907164.161" calcext:value-type="float">
            <text:p>142256907164.161</text:p>
          </table:table-cell>
          <table:table-cell table:formula="of:=([.D6]-[.Q$2])^2" office:value-type="float" office:value="59660176" calcext:value-type="float">
            <text:p>59660176</text:p>
          </table:table-cell>
          <table:table-cell table:formula="of:=([.E6]-[.R$2])^2" office:value-type="float" office:value="4347028624" calcext:value-type="float">
            <text:p>4347028624</text:p>
          </table:table-cell>
          <table:table-cell table:formula="of:=([.F6]-[.S$2])^2" office:value-type="float" office:value="264934218.240024" calcext:value-type="float">
            <text:p>264934218.24002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5823008" calcext:value-type="float">
            <text:p>5823008</text:p>
          </table:table-cell>
          <table:table-cell office:value-type="float" office:value="62745232" calcext:value-type="float">
            <text:p>62745232</text:p>
          </table:table-cell>
          <table:table-cell office:value-type="float" office:value="18832168" calcext:value-type="float">
            <text:p>18832168</text:p>
          </table:table-cell>
          <table:table-cell office:value-type="float" office:value="9541176" calcext:value-type="float">
            <text:p>9541176</text:p>
          </table:table-cell>
          <table:table-cell office:value-type="float" office:value="9572848" calcext:value-type="float">
            <text:p>9572848</text:p>
          </table:table-cell>
          <table:table-cell/>
          <table:table-cell table:formula="of:=([.B7]-[.O$2])^2" office:value-type="float" office:value="1300323600" calcext:value-type="float">
            <text:p>1300323600</text:p>
          </table:table-cell>
          <table:table-cell table:formula="of:=([.C7]-[.P$2])^2" office:value-type="float" office:value="126788408616.961" calcext:value-type="float">
            <text:p>126788408616.961</text:p>
          </table:table-cell>
          <table:table-cell table:formula="of:=([.D7]-[.Q$2])^2" office:value-type="float" office:value="6451600" calcext:value-type="float">
            <text:p>6451600</text:p>
          </table:table-cell>
          <table:table-cell table:formula="of:=([.E7]-[.R$2])^2" office:value-type="float" office:value="368486416" calcext:value-type="float">
            <text:p>368486416</text:p>
          </table:table-cell>
          <table:table-cell table:formula="of:=([.F7]-[.S$2])^2" office:value-type="float" office:value="867844464.639956" calcext:value-type="float">
            <text:p>867844464.639956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5828085.33333333" calcext:value-type="float">
            <text:p>5828085.33333333</text:p>
          </table:table-cell>
          <table:table-cell table:formula="of:=AVERAGE([.C4:.C9])" office:value-type="float" office:value="62829921.3333333" calcext:value-type="float">
            <text:p>62829921.3333333</text:p>
          </table:table-cell>
          <table:table-cell table:formula="of:=AVERAGE([.D4:.D9])" office:value-type="float" office:value="18841976" calcext:value-type="float">
            <text:p>18841976</text:p>
          </table:table-cell>
          <table:table-cell table:formula="of:=AVERAGE([.E4:.E9])" office:value-type="float" office:value="9523261.33333333" calcext:value-type="float">
            <text:p>9523261.33333333</text:p>
          </table:table-cell>
          <table:table-cell table:formula="of:=AVERAGE([.F4:.F9])" office:value-type="float" office:value="9536418.66666667" calcext:value-type="float">
            <text:p>9536418.66666667</text:p>
          </table:table-cell>
        </table:table-row>
        <table:table-row table:style-name="ro2">
          <table:table-cell/>
          <table:table-cell office:value-type="float" office:value="5844328" calcext:value-type="float">
            <text:p>5844328</text:p>
          </table:table-cell>
          <table:table-cell office:value-type="float" office:value="62951416" calcext:value-type="float">
            <text:p>62951416</text:p>
          </table:table-cell>
          <table:table-cell office:value-type="float" office:value="18841912" calcext:value-type="float">
            <text:p>18841912</text:p>
          </table:table-cell>
          <table:table-cell office:value-type="float" office:value="9542888" calcext:value-type="float">
            <text:p>9542888</text:p>
          </table:table-cell>
          <table:table-cell office:value-type="float" office:value="9573328" calcext:value-type="float">
            <text:p>9573328</text:p>
          </table:table-cell>
          <table:table-cell/>
          <table:table-cell table:formula="of:=([.B8]-[.O$2])^2" office:value-type="float" office:value="217267600" calcext:value-type="float">
            <text:p>217267600</text:p>
          </table:table-cell>
          <table:table-cell table:formula="of:=([.C8]-[.P$2])^2" office:value-type="float" office:value="22466892188.1604" calcext:value-type="float">
            <text:p>22466892188.1604</text:p>
          </table:table-cell>
          <table:table-cell table:formula="of:=([.D8]-[.Q$2])^2" office:value-type="float" office:value="51897616" calcext:value-type="float">
            <text:p>51897616</text:p>
          </table:table-cell>
          <table:table-cell table:formula="of:=([.E8]-[.R$2])^2" office:value-type="float" office:value="305690256" calcext:value-type="float">
            <text:p>305690256</text:p>
          </table:table-cell>
          <table:table-cell table:formula="of:=([.F8]-[.S$2])^2" office:value-type="float" office:value="896355696.639956" calcext:value-type="float">
            <text:p>896355696.639956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23411013.3333333" calcext:value-type="float">
            <text:p>23411013.3333333</text:p>
          </table:table-cell>
          <table:table-cell table:formula="of:=AVERAGE([.C17:.C22])" office:value-type="float" office:value="302507540" calcext:value-type="float">
            <text:p>302507540</text:p>
          </table:table-cell>
          <table:table-cell table:formula="of:=AVERAGE([.D17:.D22])" office:value-type="float" office:value="64309138.6666667" calcext:value-type="float">
            <text:p>64309138.6666667</text:p>
          </table:table-cell>
          <table:table-cell table:formula="of:=AVERAGE([.E17:.E22])" office:value-type="float" office:value="41125873.3333333" calcext:value-type="float">
            <text:p>41125873.3333333</text:p>
          </table:table-cell>
          <table:table-cell table:formula="of:=AVERAGE([.F17:.F22])" office:value-type="float" office:value="41469173.3333333" calcext:value-type="float">
            <text:p>41469173.3333333</text:p>
          </table:table-cell>
        </table:table-row>
        <table:table-row table:style-name="ro2">
          <table:table-cell/>
          <table:table-cell office:value-type="float" office:value="5907312" calcext:value-type="float">
            <text:p>5907312</text:p>
          </table:table-cell>
          <table:table-cell office:value-type="float" office:value="63139640" calcext:value-type="float">
            <text:p>63139640</text:p>
          </table:table-cell>
          <table:table-cell office:value-type="float" office:value="18920072" calcext:value-type="float">
            <text:p>18920072</text:p>
          </table:table-cell>
          <table:table-cell office:value-type="float" office:value="9600600" calcext:value-type="float">
            <text:p>9600600</text:p>
          </table:table-cell>
          <table:table-cell office:value-type="float" office:value="9615936" calcext:value-type="float">
            <text:p>9615936</text:p>
          </table:table-cell>
          <table:table-cell/>
          <table:table-cell table:formula="of:=([.B9]-[.O$2])^2" office:value-type="float" office:value="2327483536" calcext:value-type="float">
            <text:p>2327483536</text:p>
          </table:table-cell>
          <table:table-cell table:formula="of:=([.C9]-[.P$2])^2" office:value-type="float" office:value="1469526223.35989" calcext:value-type="float">
            <text:p>1469526223.35989</text:p>
          </table:table-cell>
          <table:table-cell table:formula="of:=([.D9]-[.Q$2])^2" office:value-type="float" office:value="7287012496" calcext:value-type="float">
            <text:p>7287012496</text:p>
          </table:table-cell>
          <table:table-cell table:formula="of:=([.E9]-[.R$2])^2" office:value-type="float" office:value="1618291984" calcext:value-type="float">
            <text:p>1618291984</text:p>
          </table:table-cell>
          <table:table-cell table:formula="of:=([.F9]-[.S$2])^2" office:value-type="float" office:value="5263096227.83989" calcext:value-type="float">
            <text:p>5263096227.83989</text:p>
          </table:table-cell>
          <table:table-cell table:number-columns-repeated="7"/>
        </table:table-row>
        <table:table-row table:style-name="ro2">
          <table:table-cell/>
          <table:table-cell office:value-type="float" office:value="5933608" calcext:value-type="float">
            <text:p>5933608</text:p>
          </table:table-cell>
          <table:table-cell office:value-type="float" office:value="63140136" calcext:value-type="float">
            <text:p>63140136</text:p>
          </table:table-cell>
          <table:table-cell office:value-type="float" office:value="18925816" calcext:value-type="float">
            <text:p>18925816</text:p>
          </table:table-cell>
          <table:table-cell office:value-type="float" office:value="9625952" calcext:value-type="float">
            <text:p>9625952</text:p>
          </table:table-cell>
          <table:table-cell office:value-type="float" office:value="9657096" calcext:value-type="float">
            <text:p>9657096</text:p>
          </table:table-cell>
          <table:table-cell/>
          <table:table-cell table:formula="of:=([.B10]-[.O$2])^2" office:value-type="float" office:value="5556211600" calcext:value-type="float">
            <text:p>5556211600</text:p>
          </table:table-cell>
          <table:table-cell table:formula="of:=([.C10]-[.P$2])^2" office:value-type="float" office:value="1507799964.15988" calcext:value-type="float">
            <text:p>1507799964.15988</text:p>
          </table:table-cell>
          <table:table-cell table:formula="of:=([.D10]-[.Q$2])^2" office:value-type="float" office:value="8300667664" calcext:value-type="float">
            <text:p>8300667664</text:p>
          </table:table-cell>
          <table:table-cell table:formula="of:=([.E10]-[.R$2])^2" office:value-type="float" office:value="4300736400" calcext:value-type="float">
            <text:p>4300736400</text:p>
          </table:table-cell>
          <table:table-cell table:formula="of:=([.F10]-[.S$2])^2" office:value-type="float" office:value="12929327331.8398" calcext:value-type="float">
            <text:p>12929327331.8398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90792" calcext:value-type="float">
            <text:p>6190792</text:p>
          </table:table-cell>
          <table:table-cell office:value-type="float" office:value="65608728" calcext:value-type="float">
            <text:p>65608728</text:p>
          </table:table-cell>
          <table:table-cell office:value-type="float" office:value="18953216" calcext:value-type="float">
            <text:p>18953216</text:p>
          </table:table-cell>
          <table:table-cell office:value-type="float" office:value="9970552" calcext:value-type="float">
            <text:p>9970552</text:p>
          </table:table-cell>
          <table:table-cell office:value-type="float" office:value="9692336" calcext:value-type="float">
            <text:p>9692336</text:p>
          </table:table-cell>
          <table:table-cell/>
          <table:table-cell table:formula="of:=([.B11]-[.O$2])^2" office:value-type="float" office:value="110040812176" calcext:value-type="float">
            <text:p>110040812176</text:p>
          </table:table-cell>
          <table:table-cell table:formula="of:=([.C11]-[.P$2])^2" office:value-type="float" office:value="6287167092021.75" calcext:value-type="float">
            <text:p>6287167092021.75</text:p>
          </table:table-cell>
          <table:table-cell table:formula="of:=([.D11]-[.Q$2])^2" office:value-type="float" office:value="14044146064" calcext:value-type="float">
            <text:p>14044146064</text:p>
          </table:table-cell>
          <table:table-cell table:formula="of:=([.E11]-[.R$2])^2" office:value-type="float" office:value="168247632400" calcext:value-type="float">
            <text:p>168247632400</text:p>
          </table:table-cell>
          <table:table-cell table:formula="of:=([.F11]-[.S$2])^2" office:value-type="float" office:value="22185268387.8398" calcext:value-type="float">
            <text:p>22185268387.8398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8075744" calcext:value-type="float">
            <text:p>8075744</text:p>
          </table:table-cell>
          <table:table-cell office:value-type="float" office:value="156987512" calcext:value-type="float">
            <text:p>156987512</text:p>
          </table:table-cell>
          <table:table-cell office:value-type="float" office:value="22426320" calcext:value-type="float">
            <text:p>22426320</text:p>
          </table:table-cell>
          <table:table-cell office:value-type="float" office:value="16572808" calcext:value-type="float">
            <text:p>16572808</text:p>
          </table:table-cell>
          <table:table-cell office:value-type="float" office:value="15547040" calcext:value-type="float">
            <text:p>15547040</text:p>
          </table:table-cell>
          <table:table-cell/>
          <table:table-cell table:formula="of:=([.B15]-[.O$3])^2" office:value-type="float" office:value="219813430984121" calcext:value-type="float">
            <text:p>219813430984121</text:p>
          </table:table-cell>
          <table:table-cell table:formula="of:=([.C15]-[.P$3])^2" office:value-type="float" office:value="1.81565101716475E+016" calcext:value-type="float">
            <text:p>18156510171647500</text:p>
          </table:table-cell>
          <table:table-cell table:formula="of:=([.D15]-[.Q$3])^2" office:value-type="float" office:value="1.78744240711529E+015" calcext:value-type="float">
            <text:p>1787442407115290</text:p>
          </table:table-cell>
          <table:table-cell table:formula="of:=([.E15]-[.R$3])^2" office:value-type="float" office:value="791107022639975" calcext:value-type="float">
            <text:p>791107022639975</text:p>
          </table:table-cell>
          <table:table-cell table:formula="of:=([.F15]-[.S$3])^2" office:value-type="float" office:value="704795921708852" calcext:value-type="float">
            <text:p>704795921708852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5507050332.8" calcext:value-type="float">
            <text:p>15507050332.8</text:p>
          </table:table-cell>
          <table:table-cell table:formula="of:=SUM([.I2:.I11])/10" office:value-type="float" office:value="731047262141.44" calcext:value-type="float">
            <text:p>731047262141.44</text:p>
          </table:table-cell>
          <table:table-cell table:formula="of:=SUM([.J2:.J11])/10" office:value-type="float" office:value="6292332291.2" calcext:value-type="float">
            <text:p>6292332291.2</text:p>
          </table:table-cell>
          <table:table-cell table:formula="of:=SUM([.K2:.K11])/10" office:value-type="float" office:value="22437551580.8" calcext:value-type="float">
            <text:p>22437551580.8</text:p>
          </table:table-cell>
          <table:table-cell table:formula="of:=SUM([.L2:.L11])/10" office:value-type="float" office:value="7943168604.16" calcext:value-type="float">
            <text:p>7943168604.16</text:p>
          </table:table-cell>
        </table:table-row>
        <table:table-row table:style-name="ro2">
          <table:table-cell/>
          <table:table-cell office:value-type="float" office:value="8105256" calcext:value-type="float">
            <text:p>8105256</text:p>
          </table:table-cell>
          <table:table-cell office:value-type="float" office:value="159717304" calcext:value-type="float">
            <text:p>159717304</text:p>
          </table:table-cell>
          <table:table-cell office:value-type="float" office:value="27679752" calcext:value-type="float">
            <text:p>27679752</text:p>
          </table:table-cell>
          <table:table-cell office:value-type="float" office:value="35087416" calcext:value-type="float">
            <text:p>35087416</text:p>
          </table:table-cell>
          <table:table-cell office:value-type="float" office:value="35317904" calcext:value-type="float">
            <text:p>35317904</text:p>
          </table:table-cell>
          <table:table-cell/>
          <table:table-cell table:formula="of:=([.B16]-[.O$3])^2" office:value-type="float" office:value="218939205838111" calcext:value-type="float">
            <text:p>218939205838111</text:p>
          </table:table-cell>
          <table:table-cell table:formula="of:=([.C16]-[.P$3])^2" office:value-type="float" office:value="1.74283043105943E+016" calcext:value-type="float">
            <text:p>17428304310594300</text:p>
          </table:table-cell>
          <table:table-cell table:formula="of:=([.D16]-[.Q$3])^2" office:value-type="float" office:value="1.37083012803662E+015" calcext:value-type="float">
            <text:p>1370830128036620</text:p>
          </table:table-cell>
          <table:table-cell table:formula="of:=([.E16]-[.R$3])^2" office:value-type="float" office:value="92390866963482.2" calcext:value-type="float">
            <text:p>92390866963482.2</text:p>
          </table:table-cell>
          <table:table-cell table:formula="of:=([.F16]-[.S$3])^2" office:value-type="float" office:value="45929474771789.4" calcext:value-type="float">
            <text:p>45929474771789.4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109503395891943" calcext:value-type="float">
            <text:p>109503395891943</text:p>
          </table:table-cell>
          <table:table-cell table:formula="of:=SUM([.I15:.I24])/10" office:value-type="float" office:value="8.58346444310042E+015" calcext:value-type="float">
            <text:p>8583464443100420</text:p>
          </table:table-cell>
          <table:table-cell table:formula="of:=SUM([.J15:.J24])/10" office:value-type="float" office:value="898687671050908" calcext:value-type="float">
            <text:p>898687671050908</text:p>
          </table:table-cell>
          <table:table-cell table:formula="of:=SUM([.K15:.K24])/10" office:value-type="float" office:value="329441759528953" calcext:value-type="float">
            <text:p>329441759528953</text:p>
          </table:table-cell>
          <table:table-cell table:formula="of:=SUM([.L15:.L24])/10" office:value-type="float" office:value="161034093871302" calcext:value-type="float">
            <text:p>161034093871302</text:p>
          </table:table-cell>
        </table:table-row>
        <table:table-row table:style-name="ro2">
          <table:table-cell/>
          <table:table-cell office:value-type="float" office:value="14450584" calcext:value-type="float">
            <text:p>14450584</text:p>
          </table:table-cell>
          <table:table-cell office:value-type="float" office:value="200995568" calcext:value-type="float">
            <text:p>200995568</text:p>
          </table:table-cell>
          <table:table-cell office:value-type="float" office:value="33661104" calcext:value-type="float">
            <text:p>33661104</text:p>
          </table:table-cell>
          <table:table-cell office:value-type="float" office:value="35592824" calcext:value-type="float">
            <text:p>35592824</text:p>
          </table:table-cell>
          <table:table-cell office:value-type="float" office:value="39228800" calcext:value-type="float">
            <text:p>39228800</text:p>
          </table:table-cell>
          <table:table-cell/>
          <table:table-cell table:formula="of:=([.B17]-[.O$3])^2" office:value-type="float" office:value="71423903763768.9" calcext:value-type="float">
            <text:p>71423903763768.9</text:p>
          </table:table-cell>
          <table:table-cell table:formula="of:=([.C17]-[.P$3])^2" office:value-type="float" office:value="8.23339175786073E+015" calcext:value-type="float">
            <text:p>8233391757860730</text:p>
          </table:table-cell>
          <table:table-cell table:formula="of:=([.D17]-[.Q$3])^2" office:value-type="float" office:value="963690895460990" calcext:value-type="float">
            <text:p>963690895460990</text:p>
          </table:table-cell>
          <table:table-cell table:formula="of:=([.E17]-[.R$3])^2" office:value-type="float" office:value="82930323836237.4" calcext:value-type="float">
            <text:p>82930323836237.4</text:p>
          </table:table-cell>
          <table:table-cell table:formula="of:=([.F17]-[.S$3])^2" office:value-type="float" office:value="8215290463795.82" calcext:value-type="float">
            <text:p>8215290463795.8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884504" calcext:value-type="float">
            <text:p>15884504</text:p>
          </table:table-cell>
          <table:table-cell office:value-type="float" office:value="210974664" calcext:value-type="float">
            <text:p>210974664</text:p>
          </table:table-cell>
          <table:table-cell office:value-type="float" office:value="41511744" calcext:value-type="float">
            <text:p>41511744</text:p>
          </table:table-cell>
          <table:table-cell office:value-type="float" office:value="39766440" calcext:value-type="float">
            <text:p>39766440</text:p>
          </table:table-cell>
          <table:table-cell office:value-type="float" office:value="39245168" calcext:value-type="float">
            <text:p>39245168</text:p>
          </table:table-cell>
          <table:table-cell/>
          <table:table-cell table:formula="of:=([.B18]-[.O$3])^2" office:value-type="float" office:value="49243150497592.9" calcext:value-type="float">
            <text:p>49243150497592.9</text:p>
          </table:table-cell>
          <table:table-cell table:formula="of:=([.C18]-[.P$3])^2" office:value-type="float" office:value="6.52200690678082E+015" calcext:value-type="float">
            <text:p>6522006906780820</text:p>
          </table:table-cell>
          <table:table-cell table:formula="of:=([.D18]-[.Q$3])^2" office:value-type="float" office:value="537902780515454" calcext:value-type="float">
            <text:p>537902780515454</text:p>
          </table:table-cell>
          <table:table-cell table:formula="of:=([.E18]-[.R$3])^2" office:value-type="float" office:value="24334417964851.8" calcext:value-type="float">
            <text:p>24334417964851.8</text:p>
          </table:table-cell>
          <table:table-cell table:formula="of:=([.F18]-[.S$3])^2" office:value-type="float" office:value="8121729378279.02" calcext:value-type="float">
            <text:p>8121729378279.0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772248" calcext:value-type="float">
            <text:p>20772248</text:p>
          </table:table-cell>
          <table:table-cell office:value-type="float" office:value="336337384" calcext:value-type="float">
            <text:p>336337384</text:p>
          </table:table-cell>
          <table:table-cell office:value-type="float" office:value="71260520" calcext:value-type="float">
            <text:p>71260520</text:p>
          </table:table-cell>
          <table:table-cell office:value-type="float" office:value="41074384" calcext:value-type="float">
            <text:p>41074384</text:p>
          </table:table-cell>
          <table:table-cell office:value-type="float" office:value="39283752" calcext:value-type="float">
            <text:p>39283752</text:p>
          </table:table-cell>
          <table:table-cell/>
          <table:table-cell table:formula="of:=([.B19]-[.O$3])^2" office:value-type="float" office:value="4535206382085.75" calcext:value-type="float">
            <text:p>4535206382085.75</text:p>
          </table:table-cell>
          <table:table-cell table:formula="of:=([.C19]-[.P$3])^2" office:value-type="float" office:value="1.98949690482422E+015" calcext:value-type="float">
            <text:p>1989496904824220</text:p>
          </table:table-cell>
          <table:table-cell table:formula="of:=([.D19]-[.Q$3])^2" office:value-type="float" office:value="42981723419607" calcext:value-type="float">
            <text:p>42981723419607</text:p>
          </table:table-cell>
          <table:table-cell table:formula="of:=([.E19]-[.R$3])^2" office:value-type="float" office:value="13140978802381.4" calcext:value-type="float">
            <text:p>13140978802381.4</text:p>
          </table:table-cell>
          <table:table-cell table:formula="of:=([.F19]-[.S$3])^2" office:value-type="float" office:value="7903299736448.62" calcext:value-type="float">
            <text:p>7903299736448.6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26970664" calcext:value-type="float">
            <text:p>26970664</text:p>
          </table:table-cell>
          <table:table-cell office:value-type="float" office:value="349277264" calcext:value-type="float">
            <text:p>349277264</text:p>
          </table:table-cell>
          <table:table-cell office:value-type="float" office:value="71356400" calcext:value-type="float">
            <text:p>71356400</text:p>
          </table:table-cell>
          <table:table-cell office:value-type="float" office:value="41090864" calcext:value-type="float">
            <text:p>41090864</text:p>
          </table:table-cell>
          <table:table-cell office:value-type="float" office:value="39483248" calcext:value-type="float">
            <text:p>39483248</text:p>
          </table:table-cell>
          <table:table-cell/>
          <table:table-cell table:formula="of:=([.B20]-[.O$3])^2" office:value-type="float" office:value="16555244111545" calcext:value-type="float">
            <text:p>16555244111545</text:p>
          </table:table-cell>
          <table:table-cell table:formula="of:=([.C20]-[.P$3])^2" office:value-type="float" office:value="3.31127243791619E+015" calcext:value-type="float">
            <text:p>3311272437916190</text:p>
          </table:table-cell>
          <table:table-cell table:formula="of:=([.D20]-[.Q$3])^2" office:value-type="float" office:value="44248103544855" calcext:value-type="float">
            <text:p>44248103544855</text:p>
          </table:table-cell>
          <table:table-cell table:formula="of:=([.E20]-[.R$3])^2" office:value-type="float" office:value="13021768784333.4" calcext:value-type="float">
            <text:p>13021768784333.4</text:p>
          </table:table-cell>
          <table:table-cell table:formula="of:=([.F20]-[.S$3])^2" office:value-type="float" office:value="6821419841511.02" calcext:value-type="float">
            <text:p>6821419841511.02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4:.H9])/6" office:value-type="float" office:value="2526795173.33333" calcext:value-type="float">
            <text:p>2526795173.33333</text:p>
          </table:table-cell>
          <table:table-cell table:formula="of:=SUM([.I4:.I9])/6" office:value-type="float" office:value="99989420971.0941" calcext:value-type="float">
            <text:p>99989420971.0941</text:p>
          </table:table-cell>
          <table:table-cell table:formula="of:=SUM([.J4:.J9])/6" office:value-type="float" office:value="1366632016" calcext:value-type="float">
            <text:p>1366632016</text:p>
          </table:table-cell>
          <table:table-cell table:formula="of:=SUM([.K4:.K9])/6" office:value-type="float" office:value="3252490661.33333" calcext:value-type="float">
            <text:p>3252490661.33333</text:p>
          </table:table-cell>
          <table:table-cell table:formula="of:=SUM([.L4:.L9])/6" office:value-type="float" office:value="3314116938.24001" calcext:value-type="float">
            <text:p>3314116938.24001</text:p>
          </table:table-cell>
        </table:table-row>
        <table:table-row table:style-name="ro2">
          <table:table-cell/>
          <table:table-cell office:value-type="float" office:value="28846152" calcext:value-type="float">
            <text:p>28846152</text:p>
          </table:table-cell>
          <table:table-cell office:value-type="float" office:value="354347032" calcext:value-type="float">
            <text:p>354347032</text:p>
          </table:table-cell>
          <table:table-cell office:value-type="float" office:value="84012640" calcext:value-type="float">
            <text:p>84012640</text:p>
          </table:table-cell>
          <table:table-cell office:value-type="float" office:value="41541208" calcext:value-type="float">
            <text:p>41541208</text:p>
          </table:table-cell>
          <table:table-cell office:value-type="float" office:value="39511576" calcext:value-type="float">
            <text:p>39511576</text:p>
          </table:table-cell>
          <table:table-cell/>
          <table:table-cell table:formula="of:=([.B21]-[.O$3])^2" office:value-type="float" office:value="35334721511762.6" calcext:value-type="float">
            <text:p>35334721511762.6</text:p>
          </table:table-cell>
          <table:table-cell table:formula="of:=([.C21]-[.P$3])^2" office:value-type="float" office:value="3.92044096518526E+015" calcext:value-type="float">
            <text:p>3920440965185260</text:p>
          </table:table-cell>
          <table:table-cell table:formula="of:=([.D21]-[.Q$3])^2" office:value-type="float" office:value="372805227943959" calcext:value-type="float">
            <text:p>372805227943959</text:p>
          </table:table-cell>
          <table:table-cell table:formula="of:=([.E21]-[.R$3])^2" office:value-type="float" office:value="9974383887335.02" calcext:value-type="float">
            <text:p>9974383887335.02</text:p>
          </table:table-cell>
          <table:table-cell table:formula="of:=([.F21]-[.S$3])^2" office:value-type="float" office:value="6674249037466.22" calcext:value-type="float">
            <text:p>6674249037466.22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7:.H22])/6" office:value-type="float" office:value="48383912933462.8" calcext:value-type="float">
            <text:p>48383912933462.8</text:p>
          </table:table-cell>
          <table:table-cell table:formula="of:=SUM([.I17:.I22])/6" office:value-type="float" office:value="4.84527891900886E+015" calcext:value-type="float">
            <text:p>4845278919008860</text:p>
          </table:table-cell>
          <table:table-cell table:formula="of:=SUM([.J17:.J22])/6" office:value-type="float" office:value="389328642275381" calcext:value-type="float">
            <text:p>389328642275381</text:p>
          </table:table-cell>
          <table:table-cell table:formula="of:=SUM([.K17:.K22])/6" office:value-type="float" office:value="25390415789790.5" calcext:value-type="float">
            <text:p>25390415789790.5</text:p>
          </table:table-cell>
          <table:table-cell table:formula="of:=SUM([.L17:.L22])/6" office:value-type="float" office:value="22847718516809.2" calcext:value-type="float">
            <text:p>22847718516809.2</text:p>
          </table:table-cell>
        </table:table-row>
        <table:table-row table:style-name="ro2">
          <table:table-cell/>
          <table:table-cell office:value-type="float" office:value="33541928" calcext:value-type="float">
            <text:p>33541928</text:p>
          </table:table-cell>
          <table:table-cell office:value-type="float" office:value="363113328" calcext:value-type="float">
            <text:p>363113328</text:p>
          </table:table-cell>
          <table:table-cell office:value-type="float" office:value="84052424" calcext:value-type="float">
            <text:p>84052424</text:p>
          </table:table-cell>
          <table:table-cell office:value-type="float" office:value="47689520" calcext:value-type="float">
            <text:p>47689520</text:p>
          </table:table-cell>
          <table:table-cell office:value-type="float" office:value="52062496" calcext:value-type="float">
            <text:p>52062496</text:p>
          </table:table-cell>
          <table:table-cell/>
          <table:table-cell table:formula="of:=([.B22]-[.O$3])^2" office:value-type="float" office:value="113211251334022" calcext:value-type="float">
            <text:p>113211251334022</text:p>
          </table:table-cell>
          <table:table-cell table:formula="of:=([.C22]-[.P$3])^2" office:value-type="float" office:value="5.09506454148595E+015" calcext:value-type="float">
            <text:p>5095064541485950</text:p>
          </table:table-cell>
          <table:table-cell table:formula="of:=([.D22]-[.Q$3])^2" office:value-type="float" office:value="374343122767421" calcext:value-type="float">
            <text:p>374343122767421</text:p>
          </table:table-cell>
          <table:table-cell table:formula="of:=([.E22]-[.R$3])^2" office:value-type="float" office:value="8940621463603.86" calcext:value-type="float">
            <text:p>8940621463603.86</text:p>
          </table:table-cell>
          <table:table-cell table:formula="of:=([.F22]-[.S$3])^2" office:value-type="float" office:value="99350322643354.3" calcext:value-type="float">
            <text:p>99350322643354.3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630728" calcext:value-type="float">
            <text:p>33630728</text:p>
          </table:table-cell>
          <table:table-cell office:value-type="float" office:value="373400336" calcext:value-type="float">
            <text:p>373400336</text:p>
          </table:table-cell>
          <table:table-cell office:value-type="float" office:value="96675192" calcext:value-type="float">
            <text:p>96675192</text:p>
          </table:table-cell>
          <table:table-cell office:value-type="float" office:value="58360824" calcext:value-type="float">
            <text:p>58360824</text:p>
          </table:table-cell>
          <table:table-cell office:value-type="float" office:value="56448544" calcext:value-type="float">
            <text:p>56448544</text:p>
          </table:table-cell>
          <table:table-cell/>
          <table:table-cell table:formula="of:=([.B23]-[.O$3])^2" office:value-type="float" office:value="115108814555782" calcext:value-type="float">
            <text:p>115108814555782</text:p>
          </table:table-cell>
          <table:table-cell table:formula="of:=([.C23]-[.P$3])^2" office:value-type="float" office:value="6.66945459289275E+015" calcext:value-type="float">
            <text:p>6669454592892750</text:p>
          </table:table-cell>
          <table:table-cell table:formula="of:=([.D23]-[.Q$3])^2" office:value-type="float" office:value="1.0221267327058E+015" calcext:value-type="float">
            <text:p>1022126732705800</text:p>
          </table:table-cell>
          <table:table-cell table:formula="of:=([.E23]-[.R$3])^2" office:value-type="float" office:value="186633609519438" calcext:value-type="float">
            <text:p>186633609519438</text:p>
          </table:table-cell>
          <table:table-cell table:formula="of:=([.F23]-[.S$3])^2" office:value-type="float" office:value="206023283768526" calcext:value-type="float">
            <text:p>2060232837685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740696" calcext:value-type="float">
            <text:p>38740696</text:p>
          </table:table-cell>
          <table:table-cell office:value-type="float" office:value="412185680" calcext:value-type="float">
            <text:p>412185680</text:p>
          </table:table-cell>
          <table:table-cell office:value-type="float" office:value="114408656" calcext:value-type="float">
            <text:p>114408656</text:p>
          </table:table-cell>
          <table:table-cell office:value-type="float" office:value="90218040" calcext:value-type="float">
            <text:p>90218040</text:p>
          </table:table-cell>
          <table:table-cell office:value-type="float" office:value="64821800" calcext:value-type="float">
            <text:p>64821800</text:p>
          </table:table-cell>
          <table:table-cell/>
          <table:table-cell table:formula="of:=([.B24]-[.O$3])^2" office:value-type="float" office:value="250869029940639" calcext:value-type="float">
            <text:p>250869029940639</text:p>
          </table:table-cell>
          <table:table-cell table:formula="of:=([.C24]-[.P$3])^2" office:value-type="float" office:value="1.45087018418165E+016" calcext:value-type="float">
            <text:p>14508701841816500</text:p>
          </table:table-cell>
          <table:table-cell table:formula="of:=([.D24]-[.Q$3])^2" office:value-type="float" office:value="2.47050558899909E+015" calcext:value-type="float">
            <text:p>2470505588999090</text:p>
          </table:table-cell>
          <table:table-cell table:formula="of:=([.E24]-[.R$3])^2" office:value-type="float" office:value="2.07194360142789E+015" calcext:value-type="float">
            <text:p>2071943601427890</text:p>
          </table:table-cell>
          <table:table-cell table:formula="of:=([.F24]-[.S$3])^2" office:value-type="float" office:value="516505947362996" calcext:value-type="float">
            <text:p>5165059473629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28:28.915866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0:29:20.060342786</dc:date>
    <meta:generator>LibreOffice/4.2.6.3$Linux_X86_64 LibreOffice_project/420m0$Build-3</meta:generator>
    <meta:editing-duration>PT52M16S</meta:editing-duration>
    <meta:editing-cycles>11</meta:editing-cycles>
    <meta:document-statistic meta:table-count="1" meta:cell-count="294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5.831cm" svg:y="0.316cm" chart:style-name="ch2">
          <text:p>Performance Bandas</text:p>
        </chart:title>
        <chart:subtitle svg:x="4.402cm" svg:y="1.301cm" chart:style-name="ch3">
          <text:p>Asm y diferentes grados de optimización</text:p>
        </chart:subtitle>
        <chart:plot-area chart:style-name="ch4" table:cell-range-address="Sheet1.N6:Sheet1.S7" chart:data-source-has-labels="both" svg:x="1.33cm" svg:y="2.37cm" svg:width="14.015cm" svg:height="6.03cm">
          <chartooo:coordinate-region svg:x="3.063cm" svg:y="2.569cm" svg:width="12.282cm" svg:height="5.184cm"/>
          <chart:axis chart:dimension="x" chart:name="primary-x" chart:style-name="ch5" chartooo:axis-type="auto">
            <chartooo:date-scale/>
            <chart:categories table:cell-range-address="Sheet1.O6:Sheet1.S6"/>
          </chart:axis>
          <chart:axis chart:dimension="y" chart:name="primary-y" chart:style-name="ch6">
            <chart:title svg:x="0.451cm" svg:y="5.932cm" chart:style-name="ch7">
              <text:p>tiempo</text:p>
            </chart:title>
            <chart:grid chart:style-name="ch8" chart:class="major"/>
          </chart:axis>
          <chart:series chart:style-name="ch9" chart:values-cell-range-address="Sheet1.O7:Sheet1.S7" chart:label-cell-address="Sheet1.N7:Sheet1.N7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5828085.33333333">
                <text:p>5828085.33333333</text:p>
                <draw:g>
                  <svg:desc>Sheet1.O7:Sheet1.S7</svg:desc>
                </draw:g>
              </table:table-cell>
              <table:table-cell office:value-type="float" office:value="62829921.3333333">
                <text:p>62829921.3333333</text:p>
              </table:table-cell>
              <table:table-cell office:value-type="float" office:value="18841976">
                <text:p>18841976</text:p>
              </table:table-cell>
              <table:table-cell office:value-type="float" office:value="9523261.33333333">
                <text:p>9523261.33333333</text:p>
              </table:table-cell>
              <table:table-cell office:value-type="float" office:value="9536418.66666667">
                <text:p>9536418.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